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8533333333333cm"/>
    </style:style>
    <style:style style:name="co2" style:family="table-column">
      <style:table-column-properties fo:break-before="auto" style:column-width="5.75733333333333cm"/>
    </style:style>
    <style:style style:name="co3" style:family="table-column">
      <style:table-column-properties fo:break-before="auto" style:column-width="6.1595cm"/>
    </style:style>
    <style:style style:name="co4" style:family="table-column">
      <style:table-column-properties fo:break-before="auto" style:column-width="6.58283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Похвистнево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4">
            <text:p>№</text:p>
          </table:table-cell>
          <table:table-cell office:value-type="string" table:style-name="ce5">
            <text:p>муниципальный район/городской округ</text:p>
          </table:table-cell>
          <table:table-cell office:value-type="string" table:style-name="ce6">
            <text:p>населенный пункт</text:p>
          </table:table-cell>
          <table:table-cell office:value-type="string" table:style-name="ce7">
            <text:p>наименований элементов улично-дорожной сети<text:s/></text:p>
          </table:table-cell>
          <table:table-cell table:number-columns-repeated="1638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1-й Пролетарский</text:p>
          </table:table-cell>
          <table:table-cell table:number-columns-repeated="16380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2-й Инкубаторный</text:p>
          </table:table-cell>
          <table:table-cell table:number-columns-repeated="16380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2-й Пролетарский</text:p>
          </table:table-cell>
          <table:table-cell table:number-columns-repeated="16380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2-я Дачная</text:p>
          </table:table-cell>
          <table:table-cell table:number-columns-repeated="16380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2-я Ибряйкинская</text:p>
          </table:table-cell>
          <table:table-cell table:number-columns-repeated="16380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8 Марта</text:p>
          </table:table-cell>
          <table:table-cell table:number-columns-repeated="16380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А.Васильева</text:p>
          </table:table-cell>
          <table:table-cell table:number-columns-repeated="16380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Бакинская</text:p>
          </table:table-cell>
          <table:table-cell table:number-columns-repeated="16380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Банный</text:p>
          </table:table-cell>
          <table:table-cell table:number-columns-repeated="16380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Безымянная</text:p>
          </table:table-cell>
          <table:table-cell table:number-columns-repeated="16380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Безымянный</text:p>
          </table:table-cell>
          <table:table-cell table:number-columns-repeated="16380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Береговая</text:p>
          </table:table-cell>
          <table:table-cell table:number-columns-repeated="16380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Бережкова</text:p>
          </table:table-cell>
          <table:table-cell table:number-columns-repeated="16380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Березовая</text:p>
          </table:table-cell>
          <table:table-cell table:number-columns-repeated="16380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Ближний</text:p>
          </table:table-cell>
          <table:table-cell table:number-columns-repeated="16380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Бугурусланская</text:p>
          </table:table-cell>
          <table:table-cell table:number-columns-repeated="16380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Буденного</text:p>
          </table:table-cell>
          <table:table-cell table:number-columns-repeated="16380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Венера 1</text:p>
          </table:table-cell>
          <table:table-cell table:number-columns-repeated="16380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Венера 2</text:p>
          </table:table-cell>
          <table:table-cell table:number-columns-repeated="16380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Верхне-Набережная</text:p>
          </table:table-cell>
          <table:table-cell table:number-columns-repeated="16380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Верхний</text:p>
          </table:table-cell>
          <table:table-cell table:number-columns-repeated="16380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Вокзальная</text:p>
          </table:table-cell>
          <table:table-cell table:number-columns-repeated="16380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Володарского</text:p>
          </table:table-cell>
          <table:table-cell table:number-columns-repeated="16380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Восточная</text:p>
          </table:table-cell>
          <table:table-cell table:number-columns-repeated="16380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Вязовская</text:p>
          </table:table-cell>
          <table:table-cell table:number-columns-repeated="16380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Гагарина</text:p>
          </table:table-cell>
          <table:table-cell table:number-columns-repeated="16380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Газовиков</text:p>
          </table:table-cell>
          <table:table-cell table:number-columns-repeated="16380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Главная</text:p>
          </table:table-cell>
          <table:table-cell table:number-columns-repeated="16380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Гоголя</text:p>
          </table:table-cell>
          <table:table-cell table:number-columns-repeated="16380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Горный</text:p>
          </table:table-cell>
          <table:table-cell table:number-columns-repeated="16380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Губкина</text:p>
          </table:table-cell>
          <table:table-cell table:number-columns-repeated="16380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Дальний</text:p>
          </table:table-cell>
          <table:table-cell table:number-columns-repeated="16380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Дачная</text:p>
          </table:table-cell>
          <table:table-cell table:number-columns-repeated="16380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Дорожная</text:p>
          </table:table-cell>
          <table:table-cell table:number-columns-repeated="16380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Дружбы</text:p>
          </table:table-cell>
          <table:table-cell table:number-columns-repeated="16380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Железнодорожная</text:p>
          </table:table-cell>
          <table:table-cell table:number-columns-repeated="16380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Жуковского</text:p>
          </table:table-cell>
          <table:table-cell table:number-columns-repeated="16380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Заводской</text:p>
          </table:table-cell>
          <table:table-cell table:number-columns-repeated="16380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Загородная</text:p>
          </table:table-cell>
          <table:table-cell table:number-columns-repeated="16380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Западная</text:p>
          </table:table-cell>
          <table:table-cell table:number-columns-repeated="16380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Запрудный</text:p>
          </table:table-cell>
          <table:table-cell table:number-columns-repeated="16380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Зареченский</text:p>
          </table:table-cell>
          <table:table-cell table:number-columns-repeated="16380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Затон</text:p>
          </table:table-cell>
          <table:table-cell table:number-columns-repeated="16380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Зеленая</text:p>
          </table:table-cell>
          <table:table-cell table:number-columns-repeated="16380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Ибряйкинская</text:p>
          </table:table-cell>
          <table:table-cell table:number-columns-repeated="16380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ш. Ибряйкинское</text:p>
          </table:table-cell>
          <table:table-cell table:number-columns-repeated="16380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Инкубаторный</text:p>
          </table:table-cell>
          <table:table-cell table:number-columns-repeated="16380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алиновская</text:p>
          </table:table-cell>
          <table:table-cell table:number-columns-repeated="16380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2-я Калиновская</text:p>
          </table:table-cell>
          <table:table-cell table:number-columns-repeated="16380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Карьерный</text:p>
          </table:table-cell>
          <table:table-cell table:number-columns-repeated="16380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ирова</text:p>
          </table:table-cell>
          <table:table-cell table:number-columns-repeated="16380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льцова</text:p>
          </table:table-cell>
          <table:table-cell table:number-columns-repeated="16380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ммунальная</text:p>
          </table:table-cell>
          <table:table-cell table:number-columns-repeated="16380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мпрессорная</text:p>
          </table:table-cell>
          <table:table-cell table:number-columns-repeated="16380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мсомольская</text:p>
          </table:table-cell>
          <table:table-cell table:number-columns-repeated="16380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нева</text:p>
          </table:table-cell>
          <table:table-cell table:number-columns-repeated="16380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оперативная</text:p>
          </table:table-cell>
          <table:table-cell table:number-columns-repeated="16380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роленко</text:p>
          </table:table-cell>
          <table:table-cell table:number-columns-repeated="16380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осогорная</text:p>
          </table:table-cell>
          <table:table-cell table:number-columns-repeated="16380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Котельный</text:p>
          </table:table-cell>
          <table:table-cell table:number-columns-repeated="16380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Кошевого</text:p>
          </table:table-cell>
          <table:table-cell table:number-columns-repeated="16380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райняя</text:p>
          </table:table-cell>
          <table:table-cell table:number-columns-repeated="16380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расноармейская</text:p>
          </table:table-cell>
          <table:table-cell table:number-columns-repeated="16380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раснопутиловская</text:p>
          </table:table-cell>
          <table:table-cell table:number-columns-repeated="16380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рестьянская</text:p>
          </table:table-cell>
          <table:table-cell table:number-columns-repeated="16380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рупской</text:p>
          </table:table-cell>
          <table:table-cell table:number-columns-repeated="16380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рылова</text:p>
          </table:table-cell>
          <table:table-cell table:number-columns-repeated="16380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уйбышева</text:p>
          </table:table-cell>
          <table:table-cell table:number-columns-repeated="16380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Кутузова</text:p>
          </table:table-cell>
          <table:table-cell table:number-columns-repeated="16380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Л.Толстого</text:p>
          </table:table-cell>
          <table:table-cell table:number-columns-repeated="16380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Ленинградская</text:p>
          </table:table-cell>
          <table:table-cell table:number-columns-repeated="16380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Лермонтова</text:p>
          </table:table-cell>
          <table:table-cell table:number-columns-repeated="16380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Лермонтова 2-я</text:p>
          </table:table-cell>
          <table:table-cell table:number-columns-repeated="16380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Лесной</text:p>
          </table:table-cell>
          <table:table-cell table:number-columns-repeated="16380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Луговая</text:p>
          </table:table-cell>
          <table:table-cell table:number-columns-repeated="16380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.Горького</text:p>
          </table:table-cell>
          <table:table-cell table:number-columns-repeated="16380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алиновского</text:p>
          </table:table-cell>
          <table:table-cell table:number-columns-repeated="16380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Мастерских</text:p>
          </table:table-cell>
          <table:table-cell table:number-columns-repeated="16380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атросова</text:p>
          </table:table-cell>
          <table:table-cell table:number-columns-repeated="16380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игунова</text:p>
          </table:table-cell>
          <table:table-cell table:number-columns-repeated="16380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ира</text:p>
          </table:table-cell>
          <table:table-cell table:number-columns-repeated="16380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ичурина</text:p>
          </table:table-cell>
          <table:table-cell table:number-columns-repeated="16380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олодежная</text:p>
          </table:table-cell>
          <table:table-cell table:number-columns-repeated="16380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Московская</text:p>
          </table:table-cell>
          <table:table-cell table:number-columns-repeated="16380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Набережная</text:p>
          </table:table-cell>
          <table:table-cell table:number-columns-repeated="16380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Нагорная</text:p>
          </table:table-cell>
          <table:table-cell table:number-columns-repeated="16380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Неверова</text:p>
          </table:table-cell>
          <table:table-cell table:number-columns-repeated="16380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Нефтяников</text:p>
          </table:table-cell>
          <table:table-cell table:number-columns-repeated="16380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Никитина</text:p>
          </table:table-cell>
          <table:table-cell table:number-columns-repeated="16380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Ново-Набережная</text:p>
          </table:table-cell>
          <table:table-cell table:number-columns-repeated="16380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Ново-Полевая</text:p>
          </table:table-cell>
          <table:table-cell table:number-columns-repeated="16380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Новый</text:p>
          </table:table-cell>
          <table:table-cell table:number-columns-repeated="16380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Овражная</text:p>
          </table:table-cell>
          <table:table-cell table:number-columns-repeated="16380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Огородная</text:p>
          </table:table-cell>
          <table:table-cell table:number-columns-repeated="16380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Озерная</text:p>
          </table:table-cell>
          <table:table-cell table:number-columns-repeated="16380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Октябрьская</text:p>
          </table:table-cell>
          <table:table-cell table:number-columns-repeated="16380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Орликова</text:p>
          </table:table-cell>
          <table:table-cell table:number-columns-repeated="16380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Осипенко</text:p>
          </table:table-cell>
          <table:table-cell table:number-columns-repeated="16380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аровозная</text:p>
          </table:table-cell>
          <table:table-cell table:number-columns-repeated="16380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артизанская</text:p>
          </table:table-cell>
          <table:table-cell table:number-columns-repeated="16380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ервомайская</text:p>
          </table:table-cell>
          <table:table-cell table:number-columns-repeated="16380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есчаная</text:p>
          </table:table-cell>
          <table:table-cell table:number-columns-repeated="16380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обеды</text:p>
          </table:table-cell>
          <table:table-cell table:number-columns-repeated="16380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одгорная</text:p>
          </table:table-cell>
          <table:table-cell table:number-columns-repeated="16380"/>
        </table:table-row>
        <table:table-row table:style-name="ro1">
          <table:table-cell office:value-type="float" office:value="105" table:style-name="ce8">
            <text:p>10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олевая</text:p>
          </table:table-cell>
          <table:table-cell table:number-columns-repeated="16380"/>
        </table:table-row>
        <table:table-row table:style-name="ro1">
          <table:table-cell office:value-type="float" office:value="106" table:style-name="ce8">
            <text:p>10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охвистневская</text:p>
          </table:table-cell>
          <table:table-cell table:number-columns-repeated="16380"/>
        </table:table-row>
        <table:table-row table:style-name="ro1">
          <table:table-cell office:value-type="float" office:value="107" table:style-name="ce8">
            <text:p>10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рибрежная</text:p>
          </table:table-cell>
          <table:table-cell table:number-columns-repeated="16380"/>
        </table:table-row>
        <table:table-row table:style-name="ro1">
          <table:table-cell office:value-type="float" office:value="108" table:style-name="ce8">
            <text:p>10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риовражная</text:p>
          </table:table-cell>
          <table:table-cell table:number-columns-repeated="16380"/>
        </table:table-row>
        <table:table-row table:style-name="ro1">
          <table:table-cell office:value-type="float" office:value="109" table:style-name="ce8">
            <text:p>10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ромысловая</text:p>
          </table:table-cell>
          <table:table-cell table:number-columns-repeated="16380"/>
        </table:table-row>
        <table:table-row table:style-name="ro1">
          <table:table-cell office:value-type="float" office:value="110" table:style-name="ce8">
            <text:p>11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ромышленная</text:p>
          </table:table-cell>
          <table:table-cell table:number-columns-repeated="16380"/>
        </table:table-row>
        <table:table-row table:style-name="ro1">
          <table:table-cell office:value-type="float" office:value="111" table:style-name="ce8">
            <text:p>11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Пушкина</text:p>
          </table:table-cell>
          <table:table-cell table:number-columns-repeated="16380"/>
        </table:table-row>
        <table:table-row table:style-name="ro1">
          <table:table-cell office:value-type="float" office:value="112" table:style-name="ce8">
            <text:p>11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Рабочая</text:p>
          </table:table-cell>
          <table:table-cell table:number-columns-repeated="16380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Революционная</text:p>
          </table:table-cell>
          <table:table-cell table:number-columns-repeated="16380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Речная</text:p>
          </table:table-cell>
          <table:table-cell table:number-columns-repeated="16380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Рокоссовского</text:p>
          </table:table-cell>
          <table:table-cell table:number-columns-repeated="16380"/>
        </table:table-row>
        <table:table-row table:style-name="ro1">
          <table:table-cell office:value-type="float" office:value="116" table:style-name="ce8">
            <text:p>11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адовая</text:p>
          </table:table-cell>
          <table:table-cell table:number-columns-repeated="16380"/>
        </table:table-row>
        <table:table-row table:style-name="ro1">
          <table:table-cell office:value-type="float" office:value="117" table:style-name="ce8">
            <text:p>11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вердлова</text:p>
          </table:table-cell>
          <table:table-cell table:number-columns-repeated="16380"/>
        </table:table-row>
        <table:table-row table:style-name="ro1">
          <table:table-cell office:value-type="float" office:value="118" table:style-name="ce8">
            <text:p>11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вирская</text:p>
          </table:table-cell>
          <table:table-cell table:number-columns-repeated="16380"/>
        </table:table-row>
        <table:table-row table:style-name="ro1">
          <table:table-cell office:value-type="float" office:value="119" table:style-name="ce8">
            <text:p>11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еверная</text:p>
          </table:table-cell>
          <table:table-cell table:number-columns-repeated="16380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енная</text:p>
          </table:table-cell>
          <table:table-cell table:number-columns-repeated="16380"/>
        </table:table-row>
        <table:table-row table:style-name="ro1">
          <table:table-cell office:value-type="float" office:value="121" table:style-name="ce8">
            <text:p>12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ибирская</text:p>
          </table:table-cell>
          <table:table-cell table:number-columns-repeated="16380"/>
        </table:table-row>
        <table:table-row table:style-name="ro1">
          <table:table-cell office:value-type="float" office:value="122" table:style-name="ce8">
            <text:p>12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оветская</text:p>
          </table:table-cell>
          <table:table-cell table:number-columns-repeated="16380"/>
        </table:table-row>
        <table:table-row table:style-name="ro1">
          <table:table-cell office:value-type="float" office:value="123" table:style-name="ce8">
            <text:p>12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олнечная</text:p>
          </table:table-cell>
          <table:table-cell table:number-columns-repeated="16380"/>
        </table:table-row>
        <table:table-row table:style-name="ro1">
          <table:table-cell office:value-type="float" office:value="124" table:style-name="ce8">
            <text:p>12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Спортивный</text:p>
          </table:table-cell>
          <table:table-cell table:number-columns-repeated="16380"/>
        </table:table-row>
        <table:table-row table:style-name="ro1">
          <table:table-cell office:value-type="float" office:value="125" table:style-name="ce8">
            <text:p>12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Средний</text:p>
          </table:table-cell>
          <table:table-cell table:number-columns-repeated="16380"/>
        </table:table-row>
        <table:table-row table:style-name="ro1">
          <table:table-cell office:value-type="float" office:value="126" table:style-name="ce8">
            <text:p>12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Стахановский</text:p>
          </table:table-cell>
          <table:table-cell table:number-columns-repeated="16380"/>
        </table:table-row>
        <table:table-row table:style-name="ro1">
          <table:table-cell office:value-type="float" office:value="127" table:style-name="ce8">
            <text:p>12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тепана Разина</text:p>
          </table:table-cell>
          <table:table-cell table:number-columns-repeated="16380"/>
        </table:table-row>
        <table:table-row table:style-name="ro1">
          <table:table-cell office:value-type="float" office:value="128" table:style-name="ce8">
            <text:p>12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тепная</text:p>
          </table:table-cell>
          <table:table-cell table:number-columns-repeated="16380"/>
        </table:table-row>
        <table:table-row table:style-name="ro1">
          <table:table-cell office:value-type="float" office:value="129" table:style-name="ce8">
            <text:p>12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троителей</text:p>
          </table:table-cell>
          <table:table-cell table:number-columns-repeated="16380"/>
        </table:table-row>
        <table:table-row table:style-name="ro1">
          <table:table-cell office:value-type="float" office:value="130" table:style-name="ce8">
            <text:p>13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Строительный</text:p>
          </table:table-cell>
          <table:table-cell table:number-columns-repeated="16380"/>
        </table:table-row>
        <table:table-row table:style-name="ro1">
          <table:table-cell office:value-type="float" office:value="131" table:style-name="ce8">
            <text:p>13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Суходольная</text:p>
          </table:table-cell>
          <table:table-cell table:number-columns-repeated="16380"/>
        </table:table-row>
        <table:table-row table:style-name="ro1">
          <table:table-cell office:value-type="float" office:value="132" table:style-name="ce8">
            <text:p>13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Тельмана</text:p>
          </table:table-cell>
          <table:table-cell table:number-columns-repeated="16380"/>
        </table:table-row>
        <table:table-row table:style-name="ro1">
          <table:table-cell office:value-type="float" office:value="133" table:style-name="ce8">
            <text:p>13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Титова</text:p>
          </table:table-cell>
          <table:table-cell table:number-columns-repeated="16380"/>
        </table:table-row>
        <table:table-row table:style-name="ro1">
          <table:table-cell office:value-type="float" office:value="134" table:style-name="ce8">
            <text:p>13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Тихий</text:p>
          </table:table-cell>
          <table:table-cell table:number-columns-repeated="16380"/>
        </table:table-row>
        <table:table-row table:style-name="ro1">
          <table:table-cell office:value-type="float" office:value="135" table:style-name="ce8">
            <text:p>13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Транспортная</text:p>
          </table:table-cell>
          <table:table-cell table:number-columns-repeated="16380"/>
        </table:table-row>
        <table:table-row table:style-name="ro1">
          <table:table-cell office:value-type="float" office:value="136" table:style-name="ce8">
            <text:p>13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Тупиковая</text:p>
          </table:table-cell>
          <table:table-cell table:number-columns-repeated="16380"/>
        </table:table-row>
        <table:table-row table:style-name="ro1">
          <table:table-cell office:value-type="float" office:value="137" table:style-name="ce8">
            <text:p>13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Ульяновская</text:p>
          </table:table-cell>
          <table:table-cell table:number-columns-repeated="16380"/>
        </table:table-row>
        <table:table-row table:style-name="ro1">
          <table:table-cell office:value-type="float" office:value="138" table:style-name="ce8">
            <text:p>13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Урицкого</text:p>
          </table:table-cell>
          <table:table-cell table:number-columns-repeated="16380"/>
        </table:table-row>
        <table:table-row table:style-name="ro1">
          <table:table-cell office:value-type="float" office:value="139" table:style-name="ce8">
            <text:p>13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Флотский</text:p>
          </table:table-cell>
          <table:table-cell table:number-columns-repeated="16380"/>
        </table:table-row>
        <table:table-row table:style-name="ro1">
          <table:table-cell office:value-type="float" office:value="140" table:style-name="ce8">
            <text:p>14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Фрунзе</text:p>
          </table:table-cell>
          <table:table-cell table:number-columns-repeated="16380"/>
        </table:table-row>
        <table:table-row table:style-name="ro1">
          <table:table-cell office:value-type="float" office:value="141" table:style-name="ce8">
            <text:p>14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Фурманова</text:p>
          </table:table-cell>
          <table:table-cell table:number-columns-repeated="16380"/>
        </table:table-row>
        <table:table-row table:style-name="ro1">
          <table:table-cell office:value-type="float" office:value="142" table:style-name="ce8">
            <text:p>14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пер. Хлебный</text:p>
          </table:table-cell>
          <table:table-cell table:number-columns-repeated="16380"/>
        </table:table-row>
        <table:table-row table:style-name="ro1">
          <table:table-cell office:value-type="float" office:value="143" table:style-name="ce8">
            <text:p>14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Цветочная</text:p>
          </table:table-cell>
          <table:table-cell table:number-columns-repeated="16380"/>
        </table:table-row>
        <table:table-row table:style-name="ro1">
          <table:table-cell office:value-type="float" office:value="144" table:style-name="ce8">
            <text:p>144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Центральная</text:p>
          </table:table-cell>
          <table:table-cell table:number-columns-repeated="16380"/>
        </table:table-row>
        <table:table-row table:style-name="ro1">
          <table:table-cell office:value-type="float" office:value="145" table:style-name="ce8">
            <text:p>145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Чапаева</text:p>
          </table:table-cell>
          <table:table-cell table:number-columns-repeated="16380"/>
        </table:table-row>
        <table:table-row table:style-name="ro1">
          <table:table-cell office:value-type="float" office:value="146" table:style-name="ce8">
            <text:p>146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Челюскинцев</text:p>
          </table:table-cell>
          <table:table-cell table:number-columns-repeated="16380"/>
        </table:table-row>
        <table:table-row table:style-name="ro1">
          <table:table-cell office:value-type="float" office:value="147" table:style-name="ce8">
            <text:p>147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Чкалова</text:p>
          </table:table-cell>
          <table:table-cell table:number-columns-repeated="16380"/>
        </table:table-row>
        <table:table-row table:style-name="ro1">
          <table:table-cell office:value-type="float" office:value="148" table:style-name="ce8">
            <text:p>148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Шевченко</text:p>
          </table:table-cell>
          <table:table-cell table:number-columns-repeated="16380"/>
        </table:table-row>
        <table:table-row table:style-name="ro1">
          <table:table-cell office:value-type="float" office:value="149" table:style-name="ce8">
            <text:p>149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Школьная</text:p>
          </table:table-cell>
          <table:table-cell table:number-columns-repeated="16380"/>
        </table:table-row>
        <table:table-row table:style-name="ro1">
          <table:table-cell office:value-type="float" office:value="150" table:style-name="ce8">
            <text:p>150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Щербакова</text:p>
          </table:table-cell>
          <table:table-cell table:number-columns-repeated="16380"/>
        </table:table-row>
        <table:table-row table:style-name="ro1">
          <table:table-cell office:value-type="float" office:value="151" table:style-name="ce8">
            <text:p>151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Юбилейная</text:p>
          </table:table-cell>
          <table:table-cell table:number-columns-repeated="16380"/>
        </table:table-row>
        <table:table-row table:style-name="ro1">
          <table:table-cell office:value-type="float" office:value="152" table:style-name="ce8">
            <text:p>152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ул. Южная</text:p>
          </table:table-cell>
          <table:table-cell table:number-columns-repeated="16380"/>
        </table:table-row>
        <table:table-row table:style-name="ro1">
          <table:table-cell office:value-type="float" office:value="153" table:style-name="ce8">
            <text:p>153</text:p>
          </table:table-cell>
          <table:table-cell office:value-type="string" table:style-name="ce8">
            <text:p>ГО Похвистнево</text:p>
          </table:table-cell>
          <table:table-cell table:style-name="ce8"/>
          <table:table-cell office:value-type="string" table:style-name="ce9">
            <text:p>мкр. Южный</text:p>
          </table:table-cell>
          <table:table-cell table:number-columns-repeated="16380"/>
        </table:table-row>
        <table:table-row table:style-name="ro1">
          <table:table-cell office:value-type="float" office:value="154" table:style-name="ce8">
            <text:p>154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Гагарина</text:p>
          </table:table-cell>
          <table:table-cell table:number-columns-repeated="16380"/>
        </table:table-row>
        <table:table-row table:style-name="ro1">
          <table:table-cell office:value-type="float" office:value="155" table:style-name="ce8">
            <text:p>155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Калинина</text:p>
          </table:table-cell>
          <table:table-cell table:number-columns-repeated="16380"/>
        </table:table-row>
        <table:table-row table:style-name="ro1">
          <table:table-cell office:value-type="float" office:value="156" table:style-name="ce8">
            <text:p>156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Кооперативная</text:p>
          </table:table-cell>
          <table:table-cell table:number-columns-repeated="16380"/>
        </table:table-row>
        <table:table-row table:style-name="ro1">
          <table:table-cell office:value-type="float" office:value="157" table:style-name="ce8">
            <text:p>157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Крупская</text:p>
          </table:table-cell>
          <table:table-cell table:number-columns-repeated="16380"/>
        </table:table-row>
        <table:table-row table:style-name="ro1">
          <table:table-cell office:value-type="float" office:value="158" table:style-name="ce8">
            <text:p>158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Ленина</text:p>
          </table:table-cell>
          <table:table-cell table:number-columns-repeated="16380"/>
        </table:table-row>
        <table:table-row table:style-name="ro1">
          <table:table-cell office:value-type="float" office:value="159" table:style-name="ce8">
            <text:p>159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Набережная</text:p>
          </table:table-cell>
          <table:table-cell table:number-columns-repeated="16380"/>
        </table:table-row>
        <table:table-row table:style-name="ro1">
          <table:table-cell office:value-type="float" office:value="160" table:style-name="ce8">
            <text:p>160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Нефтяников</text:p>
          </table:table-cell>
          <table:table-cell table:number-columns-repeated="16380"/>
        </table:table-row>
        <table:table-row table:style-name="ro1">
          <table:table-cell office:value-type="float" office:value="161" table:style-name="ce8">
            <text:p>161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Полевая</text:p>
          </table:table-cell>
          <table:table-cell table:number-columns-repeated="16380"/>
        </table:table-row>
        <table:table-row table:style-name="ro1">
          <table:table-cell office:value-type="float" office:value="162" table:style-name="ce8">
            <text:p>162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Почтовая</text:p>
          </table:table-cell>
          <table:table-cell table:number-columns-repeated="16380"/>
        </table:table-row>
        <table:table-row table:style-name="ro1">
          <table:table-cell office:value-type="float" office:value="163" table:style-name="ce8">
            <text:p>163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Рабочая</text:p>
          </table:table-cell>
          <table:table-cell table:number-columns-repeated="16380"/>
        </table:table-row>
        <table:table-row table:style-name="ro1">
          <table:table-cell office:value-type="float" office:value="164" table:style-name="ce8">
            <text:p>164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Садовая</text:p>
          </table:table-cell>
          <table:table-cell table:number-columns-repeated="16380"/>
        </table:table-row>
        <table:table-row table:style-name="ro1">
          <table:table-cell office:value-type="float" office:value="165" table:style-name="ce8">
            <text:p>165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Советская</text:p>
          </table:table-cell>
          <table:table-cell table:number-columns-repeated="16380"/>
        </table:table-row>
        <table:table-row table:style-name="ro1">
          <table:table-cell office:value-type="float" office:value="166" table:style-name="ce8">
            <text:p>166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Солнечная</text:p>
          </table:table-cell>
          <table:table-cell table:number-columns-repeated="16380"/>
        </table:table-row>
        <table:table-row table:style-name="ro1">
          <table:table-cell office:value-type="float" office:value="167" table:style-name="ce8">
            <text:p>167</text:p>
          </table:table-cell>
          <table:table-cell office:value-type="string" table:style-name="ce8">
            <text:p>ГО Похвистнево</text:p>
          </table:table-cell>
          <table:table-cell office:value-type="string" table:style-name="ce8">
            <text:p>п. Октябрьский<text:s/></text:p>
          </table:table-cell>
          <table:table-cell office:value-type="string" table:style-name="ce10">
            <text:p>ул. Спортивная</text:p>
          </table:table-cell>
          <table:table-cell table:number-columns-repeated="16380"/>
        </table:table-row>
        <table:table-row table:number-rows-repeated="5" table:style-name="ro1">
          <table:table-cell table:number-columns-repeated="3" table:style-name="ce2"/>
          <table:table-cell table:style-name="ce11"/>
          <table:table-cell table:number-columns-repeated="16380"/>
        </table:table-row>
        <table:table-row table:number-rows-repeated="118" table:style-name="ro1">
          <table:table-cell table:number-columns-repeated="2"/>
          <table:table-cell table:style-name="ce2"/>
          <table:table-cell table:style-name="ce11"/>
          <table:table-cell table:number-columns-repeated="16380"/>
        </table:table-row>
        <table:table-row table:number-rows-repeated="218" table:style-name="ro1">
          <table:table-cell table:number-columns-repeated="2"/>
          <table:table-cell table:style-name="ce2"/>
          <table:table-cell table:style-name="ce3"/>
          <table:table-cell table:number-columns-repeated="16380"/>
        </table:table-row>
        <table:table-row table:number-rows-repeated="5" table:style-name="ro1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number-rows-repeated="1048059" table:style-name="ro1">
          <table:table-cell table:number-columns-repeated="16384"/>
        </table:table-row>
      </table:table>
      <table:database-ranges>
        <table:database-range table:target-range-address="Похвистнево.A4:Похвистнево.D516" table:name="__Anonymous_Sheet_DB__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6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Полотцева Оксана Федоровна</dc:creator>
    <meta:creation-date>2019-06-03T08:41:39Z</meta:creation-date>
    <dc:date>2019-10-27T14:05:56Z</dc:date>
    <meta:print-date>2019-09-02T04:17:22Z</meta:print-date>
    <meta:editing-cycles>7</meta:editing-cycles>
    <meta:editing-duration>PT14029S</meta:editing-duration>
  </office:meta>
</office:document-meta>
</file>